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0296*"/>
    </style:style>
    <style:style style:name="Tabell2.B" style:family="table-column">
      <style:table-column-properties style:column-width="7.858cm" style:rel-column-width="30317*"/>
    </style:style>
    <style:style style:name="Tabell2.C" style:family="table-column">
      <style:table-column-properties style:column-width="1.826cm" style:rel-column-width="7043*"/>
    </style:style>
    <style:style style:name="Tabell2.D" style:family="table-column">
      <style:table-column-properties style:column-width="1.64cm" style:rel-column-width="6328*"/>
    </style:style>
    <style:style style:name="Tabell2.E" style:family="table-column">
      <style:table-column-properties style:column-width="1.561cm" style:rel-column-width="6022*"/>
    </style:style>
    <style:style style:name="Tabell2.F" style:family="table-column">
      <style:table-column-properties style:column-width="1.432cm" style:rel-column-width="5529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F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9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1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222222" style:font-name="helvetica" fo:font-size="22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2 </text:p>
          </table:table-cell>
          <table:table-cell table:style-name="Tabell2.A2" office:value-type="string">
            <text:p text:style-name="P2">Bara en karaktär har svar om ledtråd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3h</text:p>
          </table:table-cell>
        </table:table-row>
        <table:table-row>
          <table:table-cell table:style-name="Tabell2.A3" office:value-type="string">
            <text:p text:style-name="P3">K-3.4</text:p>
          </table:table-cell>
          <table:table-cell table:style-name="Tabell2.A3" office:value-type="string">
            <text:list xml:id="list7049471282237883600" text:style-name="L1">
              <text:list-header>
                <text:p text:style-name="P9">CrimeInfo, innehåller "NULL"</text:p>
              </text:list-header>
            </text:list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5h</text:p>
          </table:table-cell>
          <table:table-cell table:style-name="Tabell2.F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P3">K-3.13</text:p>
          </table:table-cell>
          <table:table-cell table:style-name="Tabell2.A3" office:value-type="string">
            <text:list xml:id="list36141491" text:continue-numbering="true" text:style-name="L1">
              <text:list-header>
                <text:p text:style-name="P9">Påminna om tidspoäng när de börjar ta slut</text:p>
              </text:list-header>
            </text:list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1h</text:p>
          </table:table-cell>
          <table:table-cell table:style-name="Tabell2.F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P3">K-3.11</text:p>
          </table:table-cell>
          <table:table-cell table:style-name="Tabell2.A3" office:value-type="string">
            <text:list xml:id="list36173098" text:continue-numbering="true" text:style-name="L1">
              <text:list-header>
                <text:p text:style-name="P9">Karaktärer säger sitt eget namn ibland</text:p>
              </text:list-header>
            </text:list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3h</text:p>
          </table:table-cell>
          <table:table-cell table:style-name="Tabell2.F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P3">K-3.6</text:p>
          </table:table-cell>
          <table:table-cell table:style-name="Tabell2.A3" office:value-type="string">
            <text:list xml:id="list36161059" text:continue-numbering="true" text:style-name="L1">
              <text:list-header>
                <text:p text:style-name="P9">Tidspoäng som tar slut i konversation täcker GameOver skylt.</text:p>
              </text:list-header>
            </text:list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2h</text:p>
          </table:table-cell>
          <table:table-cell table:style-name="Tabell2.F3" office:value-type="string">
            <text:p text:style-name="Table_20_Contents"/>
          </table:table-cell>
        </table:table-row>
        <table:table-row>
          <table:table-cell table:style-name="Tabell2.A3" table:number-columns-spanned="2" office:value-type="string">
            <text:p text:style-name="Table_20_Contents"/>
          </table:table-cell>
          <table:covered-table-cell/>
          <table:table-cell table:style-name="Tabell2.A3" office:value-type="string">
            <text:p text:style-name="Table_20_Contents">Summa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/>
          </table:table-cell>
          <table:table-cell table:style-name="Tabell2.F7">
            <text:p text:style-name="Table_20_Contents"/>
          </table:table-cell>
        </table:table-row>
        <table:table-row>
          <table:table-cell table:style-name="Tabell2.A3" table:number-columns-spanned="2" office:value-type="string">
            <text:p text:style-name="Table_20_Contents"/>
          </table:table-cell>
          <table:covered-table-cell/>
          <table:table-cell table:style-name="Tabell2.A3" office:value-type="string">
            <text:p text:style-name="Table_20_Contents">Tid sedan föregående iteration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/>
          </table:table-cell>
          <table:table-cell table:style-name="Tabell2.F3" office:value-type="string">
            <text:p text:style-name="Table_20_Contents">204h</text:p>
          </table:table-cell>
        </table:table-row>
        <table:table-row>
          <table:table-cell table:style-name="Tabell2.A3" table:number-columns-spanned="2" office:value-type="string">
            <text:p text:style-name="Table_20_Contents"/>
          </table:table-cell>
          <table:covered-table-cell/>
          <table:table-cell table:style-name="Tabell2.A3" office:value-type="string">
            <text:p text:style-name="Table_20_Contents">Tid totalt i projektet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/>
          </table:table-cell>
          <table:table-cell table:style-name="Tabell2.F3" office:value-type="string">
            <text:p text:style-name="Table_20_Contents"/>
          </table:table-cell>
        </table:table-row>
        <table:table-row>
          <table:table-cell table:style-name="Tabell2.A3" table:number-columns-spanned="2" office:value-type="string">
            <text:p text:style-name="Table_20_Contents"/>
          </table:table-cell>
          <table:covered-table-cell/>
          <table:table-cell table:style-name="Tabell2.A3" office:value-type="string">
            <text:p text:style-name="Table_20_Contents">Tid Kvar</text:p>
          </table:table-cell>
          <table:table-cell table:style-name="Tabell2.A3" office:value-type="string">
            <text:p text:style-name="Table_20_Contents"/>
          </table:table-cell>
          <table:table-cell table:style-name="Tabell2.F3" table:number-columns-spanned="2" office:value-type="string">
            <text:p text:style-name="Table_20_Contents"><text:s/><text:span text:style-name="T6">36</text:span> 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36146761" text:continue-numbering="true" text:style-name="L1">
              <text:list-header>
                <text:p text:style-name="P10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6156695" text:continue-numbering="true" text:style-name="L1">
              <text:list-header>
                <text:p text:style-name="P7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6172204" text:continue-numbering="true" text:style-name="L1">
              <text:list-header>
                <text:p text:style-name="P7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6166890" text:continue-numbering="true" text:style-name="L1">
              <text:list-header>
                <text:p text:style-name="P7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6166767" text:continue-numbering="true" text:style-name="L1">
              <text:list-header>
                <text:p text:style-name="P8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6171158" text:continue-numbering="true" text:style-name="L1">
              <text:list-header>
                <text:p text:style-name="P7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6163763" text:continue-numbering="true" text:style-name="L1">
              <text:list-header>
                <text:p text:style-name="P7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6164255" text:continue-numbering="true" text:style-name="L1">
              <text:list-header>
                <text:p text:style-name="P7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6159042" text:continue-numbering="true" text:style-name="L1">
              <text:list-header>
                <text:p text:style-name="P8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6146581" text:continue-numbering="true" text:style-name="L1">
              <text:list-header>
                <text:p text:style-name="P8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6173208" text:continue-numbering="true" text:style-name="L1">
              <text:list-header>
                <text:p text:style-name="P8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6164999" text:continue-numbering="true" text:style-name="L1">
              <text:list-header>
                <text:p text:style-name="P8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1DT14H45M50S</meta:editing-duration>
    <meta:editing-cycles>220</meta:editing-cycles>
    <meta:generator>OpenOffice.org/3.4.1$Win32 OpenOffice.org_project/341m1$Build-9593</meta:generator>
    <dc:date>2014-07-17T16:00:06.56</dc:date>
    <meta:document-statistic meta:table-count="2" meta:image-count="0" meta:object-count="0" meta:page-count="3" meta:paragraph-count="107" meta:word-count="599" meta:character-count="3460"/>
    <meta:user-defined meta:name="Info 1"/>
    <meta:user-defined meta:name="Info 2"/>
    <meta:user-defined meta:name="Info 3"/>
    <meta:user-defined meta:name="Info 4"/>
  </office:meta>
</office:document-meta>
</file>